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ff82" officeooo:paragraph-rsid="0016ff82"/>
    </style:style>
    <style:style style:name="P2" style:family="paragraph" style:parent-style-name="Standard">
      <style:paragraph-properties fo:text-align="justify" style:justify-single-word="false"/>
      <style:text-properties officeooo:rsid="0016ff82" officeooo:paragraph-rsid="0016ff82"/>
    </style:style>
    <style:style style:name="P3" style:family="paragraph" style:parent-style-name="Standard">
      <style:paragraph-properties fo:text-align="justify" style:justify-single-word="false"/>
      <style:text-properties officeooo:rsid="0016ff82" officeooo:paragraph-rsid="0018b417"/>
    </style:style>
    <style:style style:name="P4" style:family="paragraph" style:parent-style-name="Standard">
      <style:paragraph-properties fo:text-align="justify" style:justify-single-word="false"/>
      <style:text-properties officeooo:rsid="0016ff82" officeooo:paragraph-rsid="001ea31c"/>
    </style:style>
    <style:style style:name="P5" style:family="paragraph" style:parent-style-name="Standard">
      <style:paragraph-properties fo:text-align="justify" style:justify-single-word="false"/>
      <style:text-properties officeooo:rsid="0018b417" officeooo:paragraph-rsid="0018b417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8b417" officeooo:paragraph-rsid="0018b417"/>
    </style:style>
    <style:style style:name="P7" style:family="paragraph" style:parent-style-name="Standard">
      <style:paragraph-properties fo:text-align="justify" style:justify-single-word="false"/>
      <style:text-properties officeooo:rsid="0018b417" officeooo:paragraph-rsid="001a2b6f"/>
    </style:style>
    <style:style style:name="P8" style:family="paragraph" style:parent-style-name="Standard">
      <style:paragraph-properties fo:text-align="justify" style:justify-single-word="false"/>
      <style:text-properties officeooo:rsid="001a2b6f" officeooo:paragraph-rsid="001a2b6f"/>
    </style:style>
    <style:style style:name="P9" style:family="paragraph" style:parent-style-name="Standard">
      <style:paragraph-properties fo:text-align="justify" style:justify-single-word="false"/>
      <style:text-properties officeooo:rsid="001b9b38" officeooo:paragraph-rsid="001b9b38"/>
    </style:style>
    <style:style style:name="P10" style:family="paragraph" style:parent-style-name="Standard">
      <style:paragraph-properties fo:text-align="justify" style:justify-single-word="false"/>
      <style:text-properties officeooo:rsid="001ebb5d" officeooo:paragraph-rsid="001ebb5d"/>
    </style:style>
    <style:style style:name="P11" style:family="paragraph" style:parent-style-name="Standard">
      <style:paragraph-properties fo:text-align="justify" style:justify-single-word="false"/>
      <style:text-properties officeooo:rsid="00208c05" officeooo:paragraph-rsid="00208c05"/>
    </style:style>
    <style:style style:name="P12" style:family="paragraph" style:parent-style-name="Standard">
      <style:paragraph-properties fo:text-align="justify" style:justify-single-word="false"/>
      <style:text-properties officeooo:rsid="00208c05" officeooo:paragraph-rsid="0024d716"/>
    </style:style>
    <style:style style:name="P13" style:family="paragraph" style:parent-style-name="Standard">
      <style:paragraph-properties fo:text-align="justify" style:justify-single-word="false"/>
      <style:text-properties officeooo:rsid="00217b2e" officeooo:paragraph-rsid="00217b2e"/>
    </style:style>
    <style:style style:name="P14" style:family="paragraph" style:parent-style-name="Standard">
      <style:paragraph-properties fo:text-align="justify" style:justify-single-word="false"/>
      <style:text-properties officeooo:rsid="00217b2e" officeooo:paragraph-rsid="0025810f"/>
    </style:style>
    <style:style style:name="P15" style:family="paragraph" style:parent-style-name="Standard">
      <style:paragraph-properties fo:text-align="justify" style:justify-single-word="false"/>
      <style:text-properties officeooo:rsid="0022b3b1" officeooo:paragraph-rsid="0022b3b1"/>
    </style:style>
    <style:style style:name="P16" style:family="paragraph" style:parent-style-name="Standard">
      <style:paragraph-properties fo:text-align="justify" style:justify-single-word="false"/>
      <style:text-properties officeooo:rsid="0022b3b1" officeooo:paragraph-rsid="00261db4"/>
    </style:style>
    <style:style style:name="P17" style:family="paragraph" style:parent-style-name="Standard">
      <style:paragraph-properties fo:text-align="justify" style:justify-single-word="false"/>
      <style:text-properties officeooo:rsid="0023e712" officeooo:paragraph-rsid="0023e712"/>
    </style:style>
    <style:style style:name="P18" style:family="paragraph" style:parent-style-name="Standard">
      <style:paragraph-properties fo:text-align="justify" style:justify-single-word="false"/>
      <style:text-properties officeooo:rsid="002716e6" officeooo:paragraph-rsid="002716e6"/>
    </style:style>
    <style:style style:name="P19" style:family="paragraph" style:parent-style-name="Standard">
      <style:paragraph-properties fo:text-align="center" style:justify-single-word="false"/>
      <style:text-properties fo:font-size="32pt" officeooo:rsid="0016ff82" officeooo:paragraph-rsid="0016ff82" style:font-size-asian="32pt" style:font-size-complex="32pt"/>
    </style:style>
    <style:style style:name="P20" style:family="paragraph" style:parent-style-name="Standard">
      <style:paragraph-properties fo:text-align="center" style:justify-single-word="false"/>
      <style:text-properties fo:font-size="28pt" officeooo:rsid="0016ff82" officeooo:paragraph-rsid="0016ff82" style:font-size-asian="28pt" style:font-size-complex="28pt"/>
    </style:style>
    <style:style style:name="P21" style:family="paragraph" style:parent-style-name="Standard">
      <style:paragraph-properties fo:text-align="justify" style:justify-single-word="false"/>
      <style:text-properties fo:font-size="14pt" fo:font-weight="bold" officeooo:rsid="0016ff82" officeooo:paragraph-rsid="0016ff8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16ff82" officeooo:paragraph-rsid="001ea31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16ff82" officeooo:paragraph-rsid="002f446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6ff82" officeooo:paragraph-rsid="002f446a" style:font-size-asian="10.5pt" style:font-weight-asian="normal" style:font-size-complex="12pt" style:font-weight-complex="normal"/>
    </style:style>
    <style:style style:name="T1" style:family="text">
      <style:text-properties officeooo:rsid="001a2b6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b6f" style:font-style-asian="italic" style:font-style-complex="italic"/>
    </style:style>
    <style:style style:name="T4" style:family="text">
      <style:text-properties fo:font-style="italic" officeooo:rsid="0023e712" style:font-style-asian="italic" style:font-style-complex="italic"/>
    </style:style>
    <style:style style:name="T5" style:family="text">
      <style:text-properties fo:font-style="italic" officeooo:rsid="00241e27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2b6f" style:font-style-asian="normal" style:font-style-complex="normal"/>
    </style:style>
    <style:style style:name="T8" style:family="text">
      <style:text-properties fo:font-style="normal" officeooo:rsid="001b9b38" style:font-style-asian="normal" style:font-style-complex="normal"/>
    </style:style>
    <style:style style:name="T9" style:family="text">
      <style:text-properties fo:font-style="normal" officeooo:rsid="001d0958" style:font-style-asian="normal" style:font-style-complex="normal"/>
    </style:style>
    <style:style style:name="T10" style:family="text">
      <style:text-properties fo:font-style="normal" officeooo:rsid="001ea31c" style:font-style-asian="normal" style:font-style-complex="normal"/>
    </style:style>
    <style:style style:name="T11" style:family="text">
      <style:text-properties fo:font-style="normal" officeooo:rsid="0023e712" style:font-style-asian="normal" style:font-style-complex="normal"/>
    </style:style>
    <style:style style:name="T12" style:family="text">
      <style:text-properties fo:font-style="normal" officeooo:rsid="00241e27" style:font-style-asian="normal" style:font-style-complex="normal"/>
    </style:style>
    <style:style style:name="T13" style:family="text">
      <style:text-properties fo:font-style="normal" officeooo:rsid="0024d716" style:font-style-asian="normal" style:font-style-complex="normal"/>
    </style:style>
    <style:style style:name="T14" style:family="text">
      <style:text-properties fo:font-style="normal" officeooo:rsid="00261db4" style:font-style-asian="normal" style:font-style-complex="normal"/>
    </style:style>
    <style:style style:name="T15" style:family="text">
      <style:text-properties fo:font-style="normal" officeooo:rsid="0026da1b" style:font-style-asian="normal" style:font-style-complex="normal"/>
    </style:style>
    <style:style style:name="T16" style:family="text">
      <style:text-properties fo:font-style="normal" officeooo:rsid="0027e74f" style:font-style-asian="normal" style:font-style-complex="normal"/>
    </style:style>
    <style:style style:name="T17" style:family="text">
      <style:text-properties fo:font-style="normal" officeooo:rsid="0029e2fe" style:font-style-asian="normal" style:font-style-complex="normal"/>
    </style:style>
    <style:style style:name="T18" style:family="text">
      <style:text-properties fo:font-style="normal" officeooo:rsid="002b17b9" style:font-style-asian="normal" style:font-style-complex="normal"/>
    </style:style>
    <style:style style:name="T19" style:family="text">
      <style:text-properties fo:font-style="normal" officeooo:rsid="002cac3c" style:font-style-asian="normal" style:font-style-complex="normal"/>
    </style:style>
    <style:style style:name="T20" style:family="text">
      <style:text-properties fo:font-style="normal" officeooo:rsid="002da2a8" style:font-style-asian="normal" style:font-style-complex="normal"/>
    </style:style>
    <style:style style:name="T21" style:family="text">
      <style:text-properties fo:font-style="normal" officeooo:rsid="002f446a" style:font-style-asian="normal" style:font-style-complex="normal"/>
    </style:style>
    <style:style style:name="T22" style:family="text">
      <style:text-properties fo:font-style="normal" officeooo:rsid="00306f09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fo:font-weight="bold" officeooo:rsid="0025810f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Rapport SimCity</text:p>
      <text:p text:style-name="P20">Pierrick Deshayes – Nicolas Dubrul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Fichier sim_city_v1.nlogo :</text:p>
      <text:p text:style-name="P2"/>
      <text:p text:style-name="P3">A l’initialisation nb-vehicles voitures et nb-houses maisons sont créées et placées aléatoirement. Les <text:s/>voitures sont placées sur des patches gris (les routes) et les maisons sont placées sur des patches jaunes (patches qui ne sont pas des routes) situés à côté d’un patch gris. Les maisons sont donc à côté d’une route. Les variables <text:span text:style-name="T2">nb-vehicles</text:span> et <text:span text:style-name="T2">nb-houses</text:span> peuvent être changées grâce aux sliders. Par défaut, ces deux variables valent 50. </text:p>
      <text:p text:style-name="P5">Une maison possède 2 attributs :</text:p>
      <text:list xml:id="list7797658423391774270" text:style-name="L1">
        <text:list-item>
          <text:p text:style-name="P6"><text:span text:style-name="T2">water</text:span> qui correspond au nombre d’unités d’eau dans la maison</text:p>
        </text:list-item>
        <text:list-item>
          <text:p text:style-name="P6"><text:span text:style-name="T2">number</text:span> qui correspond au nombre de personnes qui habitent cette maison</text:p>
        </text:list-item>
      </text:list>
      <text:p text:style-name="P5">Lorsqu’une maison est créée on lui affecte un nombre d’habitants au hasard entre 1 et 6. Le nombre d’unités d’eau initial correspond au nombre d’habitants * water-need (variable globale correspondant au besoin en eau d’une personne) + (water-need-1). Par exemple s’il y a 4 habitants dans la maison et si chaque personne a un besoin en eau de 3, alors il y aura 4 * 3 + 2 unités d’eau dans la maison.</text:p>
      <text:p text:style-name="P5">Une usine est aussi créée, elle est placée aléatoirement sur un patch jaune à côté d’un patch gris. <text:span text:style-name="T1">L’usine possède un attribut </text:span><text:span text:style-name="T3">employees</text:span><text:span text:style-name="T7"> qui vaut 0 à l’initialisation. Le nombre d’employés est limité à 100.</text:span></text:p>
      <text:p text:style-name="P7"><text:span text:style-name="T7">Enfin un château d’eau</text:span><text:span text:style-name="T6"> est aussi créé, </text:span><text:span text:style-name="T7">il</text:span><text:span text:style-name="T6"> est placée aléatoirement sur un patch jaune à côté d’un patch gris. </text:span><text:span text:style-name="T16">Il est représenté par un rond bleu.</text:span></text:p>
      <text:p text:style-name="P8"><text:span text:style-name="T6"/></text:p>
      <text:p text:style-name="P8"><text:span text:style-name="T6">Les voitures se déplacent au hasard sur les patches gris, dès qu’elles arrivent à côté de l’usine un employé est ajouté à l’usine </text:span><text:span text:style-name="T11">sachant que le nombre d’employés est limité à 100.</text:span></text:p>
      <text:p text:style-name="P8"><text:span text:style-name="T6"/></text:p>
      <text:p text:style-name="P8"><text:span text:style-name="T6">Le château d’eau émet une goutte d’eau tous </text:span><text:span text:style-name="T8">les 10 ticks, une goutte d’eau a une capacité de 10 unités d’eau. Elle se déplace au hasard sur les patches gris, dès qu’elle passe à côté d’une maison elle distribue une unité d’eau à cette maison et perd donc une unité d’eau. Elle disparaît quand elle a distribué ses 10 unités d’eau.</text:span></text:p>
      <text:p text:style-name="P8"><text:span text:style-name="T8"/></text:p>
      <text:p text:style-name="P9"><text:span text:style-name="T6">Une maison consomme 1 unité d’eau tous les 100 ticks, si elle n’a plus assez d’eau pour couvrir les besoin</text:span><text:span text:style-name="T22">s</text:span><text:span text:style-name="T6"> de ses habitants alors elle perd 1 habitant. Par exemple s’il y a 4 habitants dans la maison et 11 unités d’eau (sachant que le besoin en eau d’une personne est de 3) alors elle va perdre un habitant (ayant 4 habitants elle devrait avoir au moins 12 unités d’eau pour couvrir les besoins de ses habitants) (la population globale diminuera de 1 aussi). Inversement s’il y a assez d’eau pour couvrir les besoins d’une personne en plus alors il y aura un habitant en plus dans la maison (par exemple s’il y a 4 habitants dans la maison et 15 unités d’eau alors il y a assez d’eau pour une personne en plus) et dans la population globale. </text:span><text:span text:style-name="T9">Le nombre d’habitants par maison est limité à 10 </text:span><text:span text:style-name="T17">donc il ne peut y avoir assez d’eau pour 11 personnes. Le nombre maximal d’unités d’eau par maison est donc 32 si le besoin en eau est de 3.</text:span></text:p>
      <text:p text:style-name="P9"><text:span text:style-name="T6"/></text:p>
      <text:p text:style-name="P11"><text:span text:style-name="T6">Pour la première version l’usine n’a aucun comportement.</text:span></text:p>
      <text:p text:style-name="P11"><text:span text:style-name="T6"/></text:p>
      <text:p text:style-name="P9"><text:span text:style-name="T6">Le graphique représente l’évolution de la population globale en fonction du temps.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22"><text:soft-page-break/><text:span text:style-name="T6">Fichier sim_city_v</text:span><text:span text:style-name="T10">2</text:span><text:span text:style-name="T6">.nlogo :</text:span></text:p>
      <text:p text:style-name="P4"><text:span text:style-name="T6"/></text:p>
      <text:p text:style-name="P10"><text:span text:style-name="T6">A l’initialisation la différence est qu’on ne génère que les maisons, l’usine et le château d’eau (exactement de la même manière). Les véhicules sont générés différemment. </text:span><text:span text:style-name="T11">De plus on a ajouté une variable globale </text:span><text:span text:style-name="T4">pib </text:span><text:span text:style-name="T11">qui correspond aux richesses créées par l’usine. Cette variable est initialisée à 0.</text:span></text:p>
      <text:p text:style-name="P10"><text:span text:style-name="T6"/></text:p>
      <text:p text:style-name="P12"><text:span text:style-name="T6">Le comportement d’une maison est exactement le même que dans la </text:span><text:span text:style-name="T13">première</text:span><text:span text:style-name="T6"> version. </text:span><text:span text:style-name="T18">Nous avons ajouté un label qui correspond au nombre de personnes dans la maison.</text:span></text:p>
      <text:p text:style-name="P11"><text:span text:style-name="T6"/></text:p>
      <text:p text:style-name="P14"><text:span text:style-name="T6">Le comportement du château d’eau est le même </text:span><text:span text:style-name="T13">que dans la première version.</text:span></text:p>
      <text:p text:style-name="P14"><text:span text:style-name="T23">Remarque :</text:span><text:span text:style-name="T13"> </text:span><text:span text:style-name="T6">on peut changer la fréquence de génération d’une goutte d’eau grâce au slider </text:span><text:span text:style-name="T2">drop-freq</text:span><text:span text:style-name="T6"> </text:span><text:span text:style-name="T12">(par défaut </text:span><text:span text:style-name="T5">drop-freq</text:span><text:span text:style-name="T12"> = 20)</text:span></text:p>
      <text:p text:style-name="P13"><text:span text:style-name="T6"/></text:p>
      <text:p text:style-name="P16"><text:span text:style-name="T6">Pour cette version nous avons ajouté un comportement à l’usine. Tous les </text:span><text:span text:style-name="T2">scout-freq</text:span><text:span text:style-name="T6"> ticks l’usine génère un recruteur qui avance au hasard sur les routes. </text:span><text:span text:style-name="T11">On peut changer la fréquence de génération des recruteurs grâce à un slider </text:span><text:span text:style-name="T12">(par défaut </text:span><text:span text:style-name="T5">scout-freq</text:span><text:span text:style-name="T12"> = 100)</text:span><text:span text:style-name="T11">. </text:span><text:span text:style-name="T6">Dès qu’il passe à côté d’une maison </text:span><text:span text:style-name="T11">le recruteur</text:span><text:span text:style-name="T6"> a 30 % de chances de recruter un employé </text:span><text:span text:style-name="T19">s’il y a au moins une personne dans la maison</text:span><text:span text:style-name="T6">. Si un employé est recruté, le recruteur disparaît e</text:span><text:span text:style-name="T14">t </text:span><text:span text:style-name="T6">une voiture sort de la maison (la voiture est de la même couleur que la maison d’où elle sort) et circule aléatoirement sur les routes. </text:span><text:span text:style-name="T20">Comme pour la première version, si une voiture passe à côté de l’usine, le nombre d’employés de l’usine est incrémenté.</text:span></text:p>
      <text:p text:style-name="P16"><text:span text:style-name="T6"/></text:p>
      <text:p text:style-name="P17"><text:span text:style-name="T15">Pour modéliser les départs à la retraite ou les licenciements, t</text:span><text:span text:style-name="T6">ous les </text:span><text:span text:style-name="T2">retire-freq</text:span><text:span text:style-name="T6"> ticks l’usine perd 1 employé (cette variable peut être modifiée grâce à un slider, </text:span><text:span text:style-name="T12">elle est égale à 500 par défaut</text:span><text:span text:style-name="T6">).</text:span></text:p>
      <text:p text:style-name="P17"><text:span text:style-name="T6">Tous les </text:span><text:span text:style-name="T2">prod-freq</text:span><text:span text:style-name="T6"> ticks (variable aussi modifiable grâce à un slider </text:span><text:span text:style-name="T12">qui vaut 200 par défaut</text:span><text:span text:style-name="T6">) l’usine crée des richesses. L’usine crée autant de richesses qu’il y a d’employés, par exemple s’il y a 50 employés au 2000ème tick et que </text:span><text:span text:style-name="T2">prod-freq</text:span><text:span text:style-name="T6"> = 100 alors 50 richesses seront </text:span><text:span text:style-name="T15">créées et </text:span><text:span text:style-name="T6">ajoutées au pib.</text:span></text:p>
      <text:p text:style-name="P17"><text:span text:style-name="T6"/></text:p>
      <text:p text:style-name="P18"><text:span text:style-name="T6">Le graphe est le même que dans la première version.</text:span></text:p>
      <text:p text:style-name="P17"><text:span text:style-name="T6"/></text:p>
      <text:p text:style-name="P17"><text:span text:style-name="T6"><text:s/></text:span></text:p>
      <text:p text:style-name="P15"><text:span text:style-name="T6"><text:s/></text:span></text:p>
      <text:p text:style-name="P4"><text:span text:style-name="T6"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<text:soft-page-break/><text:span text:style-name="T6">Fichier sim_city_v</text:span><text:span text:style-name="T21">3.</text:span><text:span text:style-name="T6">nlogo :</text:span></text:p>
      <text:p text:style-name="P24"><text:span text:style-name="T6"/></text:p>
      <text:p text:style-name="P2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1:29:06.429915356</meta:creation-date>
    <dc:date>2016-12-16T15:52:44.050447868</dc:date>
    <meta:editing-duration>PT1H40M17S</meta:editing-duration>
    <meta:editing-cycles>19</meta:editing-cycles>
    <meta:generator>LibreOffice/5.1.4.2$Linux_X86_64 LibreOffice_project/10m0$Build-2</meta:generator>
    <meta:document-statistic meta:table-count="0" meta:image-count="0" meta:object-count="0" meta:page-count="4" meta:paragraph-count="27" meta:word-count="870" meta:character-count="4996" meta:non-whitespace-character-count="4148"/>
  </office:meta>
</office:document-meta>
</file>